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3">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8">
      <style:paragraph-properties fo:margin-top="0in" fo:margin-bottom="0in"/>
    </style:style>
    <style:style style:name="P26" style:family="paragraph" style:parent-style-name="Text_20_body" style:list-style-name="L9">
      <style:paragraph-properties fo:margin-top="0in" fo:margin-bottom="0in"/>
    </style:style>
  </office:automatic-styles>
  <office:body>
    <office:text>
      <text:p text:style-name="Title">Constructors and <text:span text:style-name="NormalTok">ToString</text:span></text:p>
      <text:p text:style-name="Author"><text:a xlink:type="simple" xlink:href="https://csci-1301.github.io/about#authors" office:name=""><text:span text:style-name="Definition">https://csci-1301.github.io/about#authors</text:span></text:a></text:p>
      <text:p text:style-name="Date">January 17, 2023 (07:4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make sure that you understand the basics of class implementation and usage,</text:p>
        </text:list-item>
        <text:list-item>
          <text:p text:style-name="P1">To practise writing and using different constructors,</text:p>
        </text:list-item>
        <text:list-item>
          <text:p text:style-name="P1">To understand the role played by <text:span text:style-name="NormalTok">ToString</text:span> and how to call this method,</text:p>
        </text:list-item>
        <text:list-item>
          <text:p text:style-name="P1">To understand that the information stored in the attributes and its visualization are two different things.</text:p>
        </text:list-item>
      </text:list>
      <text:h text:style-name="Heading_20_1" text:outline-level="1"><text:bookmark-start text:name="adding-constructors-and-tostring-to-an-existing-class"/>Adding Constructors and <text:span text:style-name="NormalTok">ToString</text:span> to An Existing Class<text:bookmark-end text:name="adding-constructors-and-tostring-to-an-existing-class"/></text:h>
      <text:p text:style-name="First_20_paragraph">As a warm-up, you will practice writing constructors and <text:span text:style-name="NormalTok">ToString</text:span> methods by adding them to a class you have already implemented and used.</text:p>
      <text:h text:style-name="Heading_20_2" text:outline-level="2"><text:bookmark-start text:name="a-constructor-for-rectangle"/>A Constructor for Rectangle<text:bookmark-end text:name="a-constructor-for-rectangle"/></text:h>
      <text:list text:style-name="L2">
        <text:list-item>
          <text:p text:style-name="P2">Open the “Rectangle” project you created in the <text:a xlink:type="simple" xlink:href="labs/ConstructorToString/../Rectangle/" office:name=""><text:span text:style-name="Definition">“Rectangle Class” lab</text:span></text:a>. You can use the “enriched” class, <text:a xlink:type="simple" xlink:href="https://csci-1301.github.io/labs/Rectangle/Enriched_Rectangle.zip" office:name=""><text:span text:style-name="Definition">shared previously</text:span></text:a>, if you prefer.</text:p>
        </text:list-item>
        <text:list-item>
          <text:p text:style-name="P2">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2">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s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2">Compile and run your program and make sure your Rectangles still behave as expected.</text:p>
        </text:list-item>
      </text:list>
      <text:h text:style-name="Heading_20_2" text:outline-level="2"><text:bookmark-start text:name="a-tostring-method"/>A <text:span text:style-name="NormalTok">ToString</text:span>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3">Console.WriteLine($"The rectangle's length is {myRectangle.GetLength()}" +</text:p>
      <text:p text:style-name="P4"><text:s text:c="12"/>$", its width is {myRectangle.GetWidth()}.");</text:p>
      <text:p text:style-name="P5">myRectangle.Swap();</text:p>
      <text:p text:style-name="P6">Console.WriteLine($"The rectangle's length is {myRectangle.GetLength()}" +</text:p>
      <text:p text:style-name="P7"><text:s text:c="12"/>$", its width is {myRectangle.GetWidth()}.)";</text:p>
      <text:p text:style-name="First_20_paragraph">We will add a <text:span text:style-name="NormalTok">ToString</text:span> method to <text:span text:style-name="NormalTok">Rectangle</text:span> to make it easier to display this information repeateadly.</text:p>
      <text:list text:style-name="L3">
        <text:list-item>
          <text:p text:style-name="P8">In “Rectangle.cs”, add the following method to the <text:span text:style-name="NormalTok">Rectangle</text:span> class:</text:p>
          <text:p text:style-name="P9">public override string ToString()</text:p>
          <text:p text:style-name="P10">{</text:p>
          <text:p text:style-name="P11"><text:s text:c="4"/>return $"Rectangle with length {length} and width {width}.\n";</text:p>
          <text:p text:style-name="P12">}</text:p>
        </text:list-item>
        <text:list-item>
          <text:p text:style-name="P8">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3">Console.WriteLine($"The rectangle's length is {myRectangle.GetLength()}" +</text:p>
          <text:p text:style-name="P14"><text:s text:c="8"/>$", its width is {myRectangle.GetWidth()}.");</text:p>
          <text:p text:style-name="P8">with</text:p>
          <text:p text:style-name="P15">Console.WriteLine($"My rectangle: {myRectangle.ToString()}");</text:p>
        </text:list-item>
        <text:list-item>
          <text:p text:style-name="P8">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ext:span text:style-name="NormalTok">ToString</text:span> method.</text:p>
      <text:h text:style-name="Heading_20_2" text:outline-level="2"><text:bookmark-start text:name="initial-set-up"/>Initial Set-Up<text:bookmark-end text:name="initial-set-up"/></text:h>
      <text:p text:style-name="First_20_paragraph">Create a <text:span text:style-name="NormalTok">Room</text:span> class, with three attributes:</text:p>
      <text:list text:style-name="L4">
        <text:list-item>
          <text:p text:style-name="P16">one to hold the name of the room,</text:p>
        </text:list-item>
        <text:list-item>
          <text:p text:style-name="P16">one for the length of the room, and</text:p>
        </text:list-item>
        <text:list-item>
          <text:p text:style-name="P16">one for the width of the room.</text:p>
        </text:list-item>
      </text:list>
      <text:p text:style-name="First_20_paragraph">Name the attributes the way you want, and pick appropriate datatypes, knowing that we want to be able to store the length and the width of rooms (expressed in meters) using floating point numbers.</text:p>
      <text:p text:style-name="Text_20_body">Create 6 methods:</text:p>
      <text:list text:style-name="L5">
        <text:list-item>
          <text:p text:style-name="P17">A method to set the value of each attribute (“setters”)</text:p>
        </text:list-item>
        <text:list-item>
          <text:p text:style-name="P17">A method to get the value of each attribute (“getters”)</text:p>
        </text:list-item>
      </text:list>
      <text:p text:style-name="First_20_paragraph">To test your <text:span text:style-name="NormalTok">Room</text:span> class, edit your <text:span text:style-name="NormalTok">Main</text:span> method to create a <text:span text:style-name="NormalTok">Room</text:span> object and ask the user for its name, length and width, and then display on the screen the name of the <text:span text:style-name="NormalTok">Room</text:span> object that was created.</text:p>
      <text:h text:style-name="Heading_20_2" text:outline-level="2"><text:bookmark-start text:name="adding-methods"/>Adding Methods<text:bookmark-end text:name="adding-methods"/></text:h>
      <text:p text:style-name="First_20_paragraph">Now, add two methods:</text:p>
      <text:list text:style-name="L6">
        <text:list-item>
          <text:p text:style-name="P18">A constructor that takes three arguments and uses them to initialize the length, width, and name of the room</text:p>
        </text:list-item>
        <text:list-item>
          <text:p text:style-name="P18">A method that returns the area of the room in square meters</text:p>
        </text:list-item>
      </text:list>
      <text:p text:style-name="First_20_paragraph">Test them before moving on.</text:p>
      <text:h text:style-name="Heading_20_2" text:outline-level="2"><text:bookmark-start text:name="a-tostring-method-1"/>A <text:span text:style-name="NormalTok">ToString</text:span> Method<text:bookmark-end text:name="a-tostring-method-1"/></text:h>
      <text:p text:style-name="First_20_paragraph">This final part will guide you in writing your own <text:span text:style-name="NormalTok">ToString</text:span> method.</text:p>
      <text:list text:style-name="L7">
        <text:list-item>
          <text:p text:style-name="P19">To understand the need for such a method, start by trying to display an object “directly.” In your <text:span text:style-name="NormalTok">Main</text:span> method, create a <text:span text:style-name="NormalTok">Room</text:span> object called <text:span text:style-name="NormalTok">myKitchen</text:span> and write</text:p>
          <text:p text:style-name="P20">Console.WriteLine(myKitchen);</text:p>
          <text:p text:style-name="P19">Compile and execute your program. Is the information displayed on the screen what you expected? Is it useful?</text:p>
        </text:list-item>
        <text:list-item>
          <text:p text:style-name="P19">Add the following to your <text:span text:style-name="NormalTok">Room</text:span> class:</text:p>
          <text:p text:style-name="P21">public override string ToString(){</text:p>
          <text:p text:style-name="P22"><text:s text:c="6"/>return "The name of the room is...";</text:p>
          <text:p text:style-name="P23">}</text:p>
        </text:list-item>
        <text:list-item>
          <text:p text:style-name="P19">Test this method by adding</text:p>
          <text:p text:style-name="P24">Console.WriteLine(myKitchen.ToString());</text:p>
          <text:p text:style-name="P19">to your <text:span text:style-name="NormalTok">Main</text:span> method.</text:p>
        </text:list-item>
        <text:list-item>
          <text:p text:style-name="P19">Remove <text:span text:style-name="OperatorTok">.</text:span><text:span text:style-name="FunctionTok">ToString</text:span><text:span text:style-name="OperatorTok">()</text:span> from the previous statement and run your program again. Did something change?</text:p>
        </text:list-item>
        <text:list-item>
          <text:p text:style-name="P19">“Expand” this method by having it return a more meaningful string: the string returned should also contain the name of the room and its dimensions in meters. Use format specifiers to make it look nice!</text:p>
        </text:list-item>
      </text:list>
      <text:h text:style-name="Heading_20_1" text:outline-level="1"><text:bookmark-start text:name="pushing-further-optional"/>Pushing Further (Optional)<text:bookmark-end text:name="pushing-further-optional"/></text:h>
      <text:p text:style-name="First_20_paragraph">This last (optional) part is here to help you understand that the data stored in attributes is not necessarily the data displayed by the <text:span text:style-name="NormalTok">ToString</text:span> method.</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 not want to change the meaning of our width and length attributes, which are still supposed to hold dimensions in meters</text:span>, but we want to create methods that perform the conversions for us. Remembering that</text:p>
      <text:list text:style-name="L8">
        <text:list-item>
          <text:p text:style-name="P25">1 meter = 3.28084 feet,</text:p>
        </text:list-item>
        <text:list-item>
          <text:p text:style-name="P25">1 foot = 0.3048 meter,</text:p>
        </text:list-item>
      </text:list>
      <text:p text:style-name="First_20_paragraph">add four methods to your class:</text:p>
      <text:list text:style-name="L9">
        <text:list-item>
          <text:p text:style-name="P26">A method that returns the width of the room in feet,</text:p>
        </text:list-item>
        <text:list-item>
          <text:p text:style-name="P26">A method that returns the length of the room in feet,</text:p>
        </text:list-item>
        <text:list-item>
          <text:p text:style-name="P26">A method that returns the area of the room in square feet,</text:p>
        </text:list-item>
      </text:list>
      <text:p text:style-name="First_20_paragraph">Then, edit your <text:span text:style-name="NormalTok">ToString</text:span> method to display the dimensions of the rooms both in meters and fee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31Z</meta:creation-date>
    <dc:date>2023-01-18T00:48:31Z</dc:date>
    <meta:user-defined meta:name="date" meta:value-type="string">January  17, 2023 (07:4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